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156072" officeooo:paragraph-rsid="00156072"/>
    </style:style>
    <style:style style:name="P2" style:family="paragraph" style:parent-style-name="Table_20_Contents">
      <style:text-properties officeooo:rsid="0017ad46" officeooo:paragraph-rsid="0017ad46"/>
    </style:style>
    <style:style style:name="P3" style:family="paragraph" style:parent-style-name="Table_20_Contents">
      <style:text-properties officeooo:rsid="0017ad46" officeooo:paragraph-rsid="0017ad46" fo:background-color="#2bd22b"/>
    </style:style>
    <style:style style:name="P4" style:family="paragraph" style:parent-style-name="Table_20_Contents">
      <style:text-properties officeooo:rsid="0017ad46" officeooo:paragraph-rsid="0017ad46" fo:background-color="#d22b2b"/>
    </style:style>
    <style:style style:name="P5" style:family="paragraph" style:parent-style-name="Title">
      <style:text-properties fo:font-size="15pt" style:font-size-asian="15pt" style:font-size-complex="15pt"/>
    </style:style>
    <style:style style:name="P6" style:family="paragraph" style:parent-style-name="Text_20_body">
      <style:text-properties fo:font-size="15pt" style:font-size-asian="15pt" style:font-size-complex="15pt"/>
    </style:style>
    <style:style style:name="P7" style:family="paragraph" style:parent-style-name="Text_20_body">
      <style:text-properties fo:font-size="15pt" officeooo:rsid="00156072" officeooo:paragraph-rsid="00156072" style:font-size-asian="15pt" style:font-size-complex="15pt"/>
    </style:style>
    <style:style style:name="P8" style:family="paragraph" style:parent-style-name="Text_20_body">
      <style:text-properties officeooo:rsid="00156072" officeooo:paragraph-rsid="00156072"/>
    </style:style>
    <style:style style:name="P9" style:family="paragraph" style:parent-style-name="Text_20_body">
      <style:text-properties officeooo:rsid="00158c93" officeooo:paragraph-rsid="00158c93"/>
    </style:style>
    <style:style style:name="P10" style:family="paragraph" style:parent-style-name="Text_20_body">
      <style:text-properties officeooo:rsid="00158c93" officeooo:paragraph-rsid="0015bf77"/>
    </style:style>
    <style:style style:name="P11" style:family="paragraph" style:parent-style-name="Text_20_body">
      <style:text-properties officeooo:rsid="0015bf77" officeooo:paragraph-rsid="0015bf77"/>
    </style:style>
    <style:style style:name="P12" style:family="paragraph" style:parent-style-name="Text_20_body">
      <style:text-properties officeooo:rsid="0016bc56" officeooo:paragraph-rsid="0016bc56"/>
    </style:style>
    <style:style style:name="P13" style:family="paragraph" style:parent-style-name="Text_20_body">
      <style:text-properties officeooo:rsid="0017ad46" officeooo:paragraph-rsid="0017ad46"/>
    </style:style>
    <style:style style:name="P14" style:family="paragraph" style:parent-style-name="Text_20_body">
      <style:text-properties officeooo:rsid="0018d0f5" officeooo:paragraph-rsid="0018d0f5"/>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5bf77"/>
    </style:style>
    <style:style style:name="T4" style:family="text">
      <style:text-properties style:text-position="0% 100%" officeooo:rsid="0016bc56"/>
    </style:style>
    <style:style style:name="T5" style:family="text">
      <style:text-properties style:text-position="0% 100%" officeooo:rsid="0017ad46"/>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4410 – Systèmes répartis et infonuagique TP1 – Appels de méthodes à distance</text:p>
      <text:p text:style-name="P6"/>
      <text:p text:style-name="P7">Théo Moffelein 1918945</text:p>
      <text:p text:style-name="P7">Nicolas Bernard</text:p>
      <text:h text:style-name="P1" text:outline-level="1">Partie 1)</text:h>
      <text:h text:style-name="Heading_20_3" text:outline-level="3">Question 1.1)</text:h>
      <text:p text:style-name="P8">Nous avons modifier le code source de telle manière que le client <text:s/>envoie des tableaux <text:s/>de bytes de taille 10<text:span text:style-name="T1">x</text:span><text:span text:style-name="T2">. Afin de nous assuré de le réception de l’argument par le serveur, celui-ci retourne au client la taille de l’argument. Le code correspondant à la partie client se trouve dans le fichier ClientQ1.java (séparé du répertoire src pour des raisons pratiques).</text:span></text:p>
      <text:p text:style-name="P8"><text:span text:style-name="T2">Une fois ces fonctions implémentés, nous avons effectué les tests en utilisant le client sur la machine en salle de labo et le serveur du la machine virtuelle.</text:span></text:p>
      <text:p text:style-name="P8"><text:span text:style-name="T2">Nous avons ainsi obtenu le tableau suivant :</text:span></text:p>
      <text:p text:style-name="P9"><draw:frame draw:style-name="fr1" draw:name="Objet1" text:anchor-type="paragraph" svg:width="16.82cm" svg:height="9.82cm" draw:z-index="0"><draw:object xlink:href="./Object 1" xlink:type="simple" xlink:show="embed" xlink:actuate="onLoad"/><draw:image xlink:href="./ObjectReplacements/Object 1" xlink:type="simple" xlink:show="embed" xlink:actuate="onLoad"/></draw:frame><text:span text:style-name="T2">Commencons pour les appels normaux :</text:span></text:p>
      <text:p text:style-name="P10"><text:span text:style-name="T2">Les variations sont très négligeables et on peut considéré le temps d’exécution comme constant. </text:span><text:span text:style-name="T3">En effet mais nous exécutons directement l’appel via un <text:s/>« Fakeserver » <text:s/>qui n’utilise pas d’appel RMI . L’échange ce fait directement sur la machine, et étant donné la puissance de calcul des machines actuelles, il est parfaitement normale que le temps d’exécution ne soit pas impacté.</text:span></text:p>
      <text:p text:style-name="P11"><text:soft-page-break/><text:span text:style-name="T2">Pour les appels RMI locaux </text:span><text:span text:style-name="T4">et distant</text:span><text:span text:style-name="T2">, la courbe devient plus intéressante. </text:span><text:span text:style-name="T4">En effet elle suit une croissance exponentielle en fonction de la taille de x.</text:span></text:p>
      <text:p text:style-name="P12"><text:span text:style-name="T2">Sur l’intervalle [1;4] les 3 courbes sont constantes. L’appel RMI local prend un temps d’excecution plus grande qu’un appel normal car le compilateur donc initialiser toute l’architecture liées à RMI. L’appel RMI Distant prends lui, légèrement plus de temps que l’appel RMI local, car il doit en plus envoyer l’appel sur le réseaux.</text:span></text:p>
      <text:p text:style-name="P12"><text:span text:style-name="T2">Sur l’intervalle [4;7] le temps </text:span><text:span text:style-name="T5">d’exécution</text:span><text:span text:style-name="T2"> pour RMI local et distant augmentent exponentiellement. Ce qui signifie q</text:span><text:span text:style-name="T5">ue le temps de traitement des arguments par RMI est une fonction croissante en fonction de la taille de ceux-ci.</text:span></text:p>
      <text:p text:style-name="P13"><text:span text:style-name="T2">De plus sur cette intervalle l’espace entre les deux courbes augmente ce qui nous indique que le temps de transite sur les réseaux est aussi impacté par l’augmentation de la taille des données.</text:span></text:p>
      <text:p text:style-name="P13"><text:span text:style-name="T2">On peut donc résumer l’impact de ces éléments sur les temps d’exécution par le tableau suivant.</text:span></text:p>
      <table:table table:name="Tableau1" table:style-name="Tableau1">
        <table:table-column table:style-name="Tableau1.A" table:number-columns-repeated="4"/>
        <table:table-row>
          <table:table-cell table:style-name="Tableau1.A1" office:value-type="string">
            <text:p text:style-name="Table_20_Contents"/>
          </table:table-cell>
          <table:table-cell table:style-name="Tableau1.A1" office:value-type="string">
            <text:p text:style-name="P2">Traitement des données</text:p>
          </table:table-cell>
          <table:table-cell table:style-name="Tableau1.A1" office:value-type="string">
            <text:p text:style-name="P2">Architecture RMI</text:p>
          </table:table-cell>
          <table:table-cell table:style-name="Tableau1.D1" office:value-type="string">
            <text:p text:style-name="P2">Transite sur le réseau</text:p>
          </table:table-cell>
        </table:table-row>
        <table:table-row>
          <table:table-cell table:style-name="Tableau1.A2" office:value-type="string">
            <text:p text:style-name="P2">Normal</text:p>
          </table:table-cell>
          <table:table-cell table:style-name="Tableau1.A2" office:value-type="string">
            <text:p text:style-name="P4">Oui</text:p>
          </table:table-cell>
          <table:table-cell table:style-name="Tableau1.A2" office:value-type="string">
            <text:p text:style-name="P3">Non</text:p>
          </table:table-cell>
          <table:table-cell table:style-name="Tableau1.D2" office:value-type="string">
            <text:p text:style-name="P3">Non</text:p>
          </table:table-cell>
        </table:table-row>
        <table:table-row>
          <table:table-cell table:style-name="Tableau1.A2" office:value-type="string">
            <text:p text:style-name="P2">RMI local</text:p>
          </table:table-cell>
          <table:table-cell table:style-name="Tableau1.A2" office:value-type="string">
            <text:p text:style-name="P4">Oui</text:p>
          </table:table-cell>
          <table:table-cell table:style-name="Tableau1.A2" office:value-type="string">
            <text:p text:style-name="P4">Oui</text:p>
          </table:table-cell>
          <table:table-cell table:style-name="Tableau1.D2" office:value-type="string">
            <text:p text:style-name="P3">Non</text:p>
          </table:table-cell>
        </table:table-row>
        <table:table-row>
          <table:table-cell table:style-name="Tableau1.A2" office:value-type="string">
            <text:p text:style-name="P2">RMI distant</text:p>
          </table:table-cell>
          <table:table-cell table:style-name="Tableau1.A2" office:value-type="string">
            <text:p text:style-name="P4">Oui</text:p>
          </table:table-cell>
          <table:table-cell table:style-name="Tableau1.A2" office:value-type="string">
            <text:p text:style-name="P4">Oui</text:p>
          </table:table-cell>
          <table:table-cell table:style-name="Tableau1.D2" office:value-type="string">
            <text:p text:style-name="P4">Oui</text:p>
          </table:table-cell>
        </table:table-row>
      </table:table>
      <text:p text:style-name="P13"><text:span text:style-name="T2"/></text:p>
      <text:p text:style-name="P14"><text:span text:style-name="T5">A </text:span><text:span text:style-name="T2">partir de ces données on peut d’ors et déjà affirmer que pour une quantité de données raisonnable, RMI est un moyen très efficace de transmettre des données. Mais surtout c’est un moyen très simple de manipuler des objets Java à distance.</text:span></text:p>
      <text:p text:style-name="P14"><text:span text:style-name="T2">Cependant comme on l’a vu, RMI n’est pas adapté pour les systèmes manipulant des données très volumineu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09-25T18:05:09.867513111</dc:date>
    <meta:editing-duration>PT58S</meta:editing-duration>
    <meta:editing-cycles>1</meta:editing-cycles>
    <meta:document-statistic meta:table-count="1" meta:image-count="0" meta:object-count="1" meta:page-count="2" meta:paragraph-count="32" meta:word-count="430" meta:character-count="2588" meta:non-whitespace-character-count="2184"/>
    <meta:generator>LibreOffice/5.3.1.2$Linux_X86_64 LibreOffice_project/3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2cm" svg:height="9.819cm" xlink:href="." xlink:type="simple" chart:class="chart:line" chart:style-name="ch1">
        <chart:title svg:x="0.76cm" svg:y="0.331cm" chart:style-name="ch2">
          <text:p>Temps de réponse des appels RMI en fonction de la taille des arguments</text:p>
        </chart:title>
        <chart:legend chart:legend-position="end" svg:x="14.367cm" svg:y="4.116cm" style:legend-expansion="high" chart:style-name="ch3"/>
        <chart:plot-area chart:style-name="ch4" chart:data-source-has-labels="both" svg:x="1.299cm" svg:y="1.27cm" svg:width="12.732cm" svg:height="7.42cm">
          <chartooo:coordinate-region svg:x="2.516cm" svg:y="1.468cm" svg:width="11.515cm" svg:height="7.025cm"/>
          <chart:axis chart:dimension="x" chart:name="primary-x" chart:style-name="ch5" chartooo:axis-type="text">
            <chart:title svg:x="7.518cm" svg:y="8.886cm" chart:style-name="ch6">
              <text:p>x</text:p>
            </chart:title>
            <chart:categories table:cell-range-address="local-table.$A$2:.$A$8"/>
            <chart:grid chart:style-name="ch7" chart:class="major"/>
          </chart:axis>
          <chart:axis chart:dimension="y" chart:name="primary-y" chart:style-name="ch8">
            <chart:title svg:x="0.451cm" svg:y="5.323cm" chart:style-name="ch9">
              <text:p>ln(t)</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local</text:p>
              </table:table-cell>
              <table:table-cell office:value-type="string">
                <text:p>distant</text:p>
              </table:table-cell>
            </table:table-row>
          </table:table-header-rows>
          <table:table-rows>
            <table:table-row>
              <table:table-cell office:value-type="string">
                <text:p/>
              </table:table-cell>
              <table:table-cell office:value-type="float" office:value="7.19743535409659">
                <text:p>7.19743535409659</text:p>
              </table:table-cell>
              <table:table-cell office:value-type="float" office:value="13.162415155384">
                <text:p>13.162415155384</text:p>
              </table:table-cell>
              <table:table-cell office:value-type="float" office:value="13.8250730248291">
                <text:p>13.8250730248291</text:p>
              </table:table-cell>
            </table:table-row>
            <table:table-row>
              <table:table-cell office:value-type="string">
                <text:p/>
              </table:table-cell>
              <table:table-cell office:value-type="float" office:value="7.34294098853938">
                <text:p>7.34294098853938</text:p>
              </table:table-cell>
              <table:table-cell office:value-type="float" office:value="12.9870813103861">
                <text:p>12.9870813103861</text:p>
              </table:table-cell>
              <table:table-cell office:value-type="float" office:value="13.8967642244388">
                <text:p>13.8967642244388</text:p>
              </table:table-cell>
            </table:table-row>
            <table:table-row>
              <table:table-cell office:value-type="string">
                <text:p/>
              </table:table-cell>
              <table:table-cell office:value-type="float" office:value="7.19818357710194">
                <text:p>7.19818357710194</text:p>
              </table:table-cell>
              <table:table-cell office:value-type="float" office:value="12.8963513409175">
                <text:p>12.8963513409175</text:p>
              </table:table-cell>
              <table:table-cell office:value-type="float" office:value="14.0263780660517">
                <text:p>14.0263780660517</text:p>
              </table:table-cell>
            </table:table-row>
            <table:table-row>
              <table:table-cell office:value-type="string">
                <text:p/>
              </table:table-cell>
              <table:table-cell office:value-type="float" office:value="7.32558803589896">
                <text:p>7.32558803589896</text:p>
              </table:table-cell>
              <table:table-cell office:value-type="float" office:value="13.2085643149655">
                <text:p>13.2085643149655</text:p>
              </table:table-cell>
              <table:table-cell office:value-type="float" office:value="14.546810894862">
                <text:p>14.546810894862</text:p>
              </table:table-cell>
            </table:table-row>
            <table:table-row>
              <table:table-cell office:value-type="string">
                <text:p/>
              </table:table-cell>
              <table:table-cell office:value-type="float" office:value="7.16549347506085">
                <text:p>7.16549347506085</text:p>
              </table:table-cell>
              <table:table-cell office:value-type="float" office:value="13.2185253155716">
                <text:p>13.2185253155716</text:p>
              </table:table-cell>
              <table:table-cell office:value-type="float" office:value="16.0930586582426">
                <text:p>16.0930586582426</text:p>
              </table:table-cell>
            </table:table-row>
            <table:table-row>
              <table:table-cell office:value-type="string">
                <text:p/>
              </table:table-cell>
              <table:table-cell office:value-type="float" office:value="7.35627987655075">
                <text:p>7.35627987655075</text:p>
              </table:table-cell>
              <table:table-cell office:value-type="float" office:value="14.2942197254784">
                <text:p>14.2942197254784</text:p>
              </table:table-cell>
              <table:table-cell office:value-type="float" office:value="18.2821195152653">
                <text:p>18.2821195152653</text:p>
              </table:table-cell>
            </table:table-row>
            <table:table-row>
              <table:table-cell office:value-type="string">
                <text:p/>
              </table:table-cell>
              <table:table-cell office:value-type="float" office:value="7.12715851068062">
                <text:p>7.12715851068062</text:p>
              </table:table-cell>
              <table:table-cell office:value-type="float" office:value="15.9811002082915">
                <text:p>15.9811002082915</text:p>
              </table:table-cell>
              <table:table-cell office:value-type="float" office:value="20.5810509545723">
                <text:p>20.58105095457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